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1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0.958cm" svg:x="1.4cm" svg:y="0.2cm">
          <draw:text-box>
            <text:p><text:span text:style-name="T1">f[i]</text:span></text:p>
          </draw:text-box>
        </draw:frame>
        <draw:frame draw:style-name="gr2" draw:text-style-name="P1" draw:layer="layout" svg:width="1cm" svg:height="1.65cm" svg:x="14.9cm" svg:y="4.65cm">
          <draw:text-box>
            <text:p><text:span text:style-name="T1">i</text:span></text:p>
          </draw:text-box>
        </draw:frame>
        <draw:frame draw:style-name="gr3" draw:text-style-name="P2" draw:layer="layout" svg:width="13.359cm" svg:height="7.514cm" svg:x="1.3cm" svg:y="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11-30T15:11:34.186955046</dc:date>
    <meta:editing-duration>PT8M29S</meta:editing-duration>
    <meta:editing-cycles>21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6cm" svg:height="7.515cm" xlink:href="." xlink:type="simple" chart:class="chart:scatter" chart:style-name="ch1">
        <chart:plot-area chart:style-name="ch2" chart:data-source-has-labels="both" svg:x="0.267cm" svg:y="0.15cm" svg:width="12.826cm" svg:height="7.215cm">
          <chart:coordinate-region svg:x="0.809cm" svg:y="0.349cm" svg:width="12.19cm" svg:height="6.817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82842712474619">
                <text:p>-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9" draw:display-name="Gradient 9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